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Depth\Radial(mm)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  <table:table-cell office:value-type="float" office:value="281" calcext:value-type="float">
            <text:p>28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91401" calcext:value-type="float">
            <text:p>91401</text:p>
          </table:table-cell>
          <table:table-cell table:style-name="ce8" office:value-type="float" office:value="41859" calcext:value-type="float">
            <text:p>41859</text:p>
          </table:table-cell>
          <table:table-cell table:style-name="ce8" office:value-type="float" office:value="17363" calcext:value-type="float">
            <text:p>17363</text:p>
          </table:table-cell>
          <table:table-cell table:style-name="ce8" office:value-type="float" office:value="7052" calcext:value-type="float">
            <text:p>7052</text:p>
          </table:table-cell>
          <table:table-cell table:style-name="ce13"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193607" calcext:value-type="float">
            <text:p>193607</text:p>
          </table:table-cell>
          <table:table-cell office:value-type="float" office:value="77909" calcext:value-type="float">
            <text:p>77909</text:p>
          </table:table-cell>
          <table:table-cell office:value-type="float" office:value="30294" calcext:value-type="float">
            <text:p>30294</text:p>
          </table:table-cell>
          <table:table-cell office:value-type="float" office:value="10794" calcext:value-type="float">
            <text:p>10794</text:p>
          </table:table-cell>
          <table:table-cell table:style-name="ce14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243079" calcext:value-type="float">
            <text:p>243079</text:p>
          </table:table-cell>
          <table:table-cell office:value-type="float" office:value="99569" calcext:value-type="float">
            <text:p>99569</text:p>
          </table:table-cell>
          <table:table-cell office:value-type="float" office:value="36304" calcext:value-type="float">
            <text:p>36304</text:p>
          </table:table-cell>
          <table:table-cell office:value-type="float" office:value="12632" calcext:value-type="float">
            <text:p>12632</text:p>
          </table:table-cell>
          <table:table-cell table:style-name="ce14"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367465" calcext:value-type="float">
            <text:p>367465</text:p>
          </table:table-cell>
          <table:table-cell office:value-type="float" office:value="132203" calcext:value-type="float">
            <text:p>132203</text:p>
          </table:table-cell>
          <table:table-cell office:value-type="float" office:value="45761" calcext:value-type="float">
            <text:p>45761</text:p>
          </table:table-cell>
          <table:table-cell office:value-type="float" office:value="15225" calcext:value-type="float">
            <text:p>15225</text:p>
          </table:table-cell>
          <table:table-cell table:style-name="ce14"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612040" calcext:value-type="float">
            <text:p>612040</text:p>
          </table:table-cell>
          <table:table-cell table:style-name="ce9" office:value-type="float" office:value="201294" calcext:value-type="float">
            <text:p>201294</text:p>
          </table:table-cell>
          <table:table-cell table:style-name="ce9" office:value-type="float" office:value="60789" calcext:value-type="float">
            <text:p>60789</text:p>
          </table:table-cell>
          <table:table-cell table:style-name="ce9" office:value-type="float" office:value="19417" calcext:value-type="float">
            <text:p>19417</text:p>
          </table:table-cell>
          <table:table-cell table:style-name="ce15" office:value-type="float" office:value="6249" calcext:value-type="float">
            <text:p>624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  <table:table-cell office:value-type="float" office:value="281" calcext:value-type="float">
            <text:p>28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Depth\Radial(mm)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  <table:table-cell office:value-type="float" office:value="281" calcext:value-type="float">
            <text:p>28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SQRT([.B2])" office:value-type="float" office:value="302.3259830051" calcext:value-type="float">
            <text:p>302</text:p>
          </table:table-cell>
          <table:table-cell table:style-name="ce10" table:formula="of:=SQRT([.C2])" office:value-type="float" office:value="204.59472133953" calcext:value-type="float">
            <text:p>205</text:p>
          </table:table-cell>
          <table:table-cell table:style-name="ce10" table:formula="of:=SQRT([.D2])" office:value-type="float" office:value="131.768736808091" calcext:value-type="float">
            <text:p>132</text:p>
          </table:table-cell>
          <table:table-cell table:style-name="ce10" table:formula="of:=SQRT([.E2])" office:value-type="float" office:value="83.9761871008681" calcext:value-type="float">
            <text:p>84</text:p>
          </table:table-cell>
          <table:table-cell table:style-name="ce16" table:formula="of:=SQRT([.F2])" office:value-type="float" office:value="51.3030213535226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table:formula="of:=SQRT([.B3])" office:value-type="float" office:value="440.007954473553" calcext:value-type="float">
            <text:p>440</text:p>
          </table:table-cell>
          <table:table-cell table:style-name="ce11" table:formula="of:=SQRT([.C3])" office:value-type="float" office:value="279.121837196591" calcext:value-type="float">
            <text:p>279</text:p>
          </table:table-cell>
          <table:table-cell table:style-name="ce11" table:formula="of:=SQRT([.D3])" office:value-type="float" office:value="174.051716452323" calcext:value-type="float">
            <text:p>174</text:p>
          </table:table-cell>
          <table:table-cell table:style-name="ce11" table:formula="of:=SQRT([.E3])" office:value-type="float" office:value="103.894176930182" calcext:value-type="float">
            <text:p>104</text:p>
          </table:table-cell>
          <table:table-cell table:style-name="ce17" table:formula="of:=SQRT([.F3])" office:value-type="float" office:value="59.1607978309962" calcext:value-type="float">
            <text:p>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table:formula="of:=SQRT([.B4])" office:value-type="float" office:value="493.030425024663" calcext:value-type="float">
            <text:p>493</text:p>
          </table:table-cell>
          <table:table-cell table:style-name="ce11" table:formula="of:=SQRT([.C4])" office:value-type="float" office:value="315.545559309587" calcext:value-type="float">
            <text:p>316</text:p>
          </table:table-cell>
          <table:table-cell table:style-name="ce11" table:formula="of:=SQRT([.D4])" office:value-type="float" office:value="190.536085821033" calcext:value-type="float">
            <text:p>191</text:p>
          </table:table-cell>
          <table:table-cell table:style-name="ce11" table:formula="of:=SQRT([.E4])" office:value-type="float" office:value="112.392170545817" calcext:value-type="float">
            <text:p>112</text:p>
          </table:table-cell>
          <table:table-cell table:style-name="ce17" table:formula="of:=SQRT([.F4])" office:value-type="float" office:value="65.3681879816169" calcext:value-type="float">
            <text:p>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table:formula="of:=SQRT([.B5])" office:value-type="float" office:value="606.188914448293" calcext:value-type="float">
            <text:p>606</text:p>
          </table:table-cell>
          <table:table-cell table:style-name="ce11" table:formula="of:=SQRT([.C5])" office:value-type="float" office:value="363.597304720483" calcext:value-type="float">
            <text:p>364</text:p>
          </table:table-cell>
          <table:table-cell table:style-name="ce11" table:formula="of:=SQRT([.D5])" office:value-type="float" office:value="213.91820866864" calcext:value-type="float">
            <text:p>214</text:p>
          </table:table-cell>
          <table:table-cell table:style-name="ce11" table:formula="of:=SQRT([.E5])" office:value-type="float" office:value="123.389626792531" calcext:value-type="float">
            <text:p>123</text:p>
          </table:table-cell>
          <table:table-cell table:style-name="ce17" table:formula="of:=SQRT([.F5])" office:value-type="float" office:value="70.8307842678591" calcext:value-type="float">
            <text:p>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" table:formula="of:=SQRT([.B6])" office:value-type="float" office:value="782.329853706223" calcext:value-type="float">
            <text:p>782</text:p>
          </table:table-cell>
          <table:table-cell table:style-name="ce12" table:formula="of:=SQRT([.C6])" office:value-type="float" office:value="448.657998925685" calcext:value-type="float">
            <text:p>449</text:p>
          </table:table-cell>
          <table:table-cell table:style-name="ce12" table:formula="of:=SQRT([.D6])" office:value-type="float" office:value="246.554253664381" calcext:value-type="float">
            <text:p>247</text:p>
          </table:table-cell>
          <table:table-cell table:style-name="ce12" table:formula="of:=SQRT([.E6])" office:value-type="float" office:value="139.344895851983" calcext:value-type="float">
            <text:p>139</text:p>
          </table:table-cell>
          <table:table-cell table:style-name="ce18" table:formula="of:=SQRT([.F6])" office:value-type="float" office:value="79.0506166958867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8:42:56.558367672</meta:creation-date>
    <dc:date>2018-01-08T08:57:00.750065338</dc:date>
    <meta:editing-duration>PT14M3S</meta:editing-duration>
    <meta:editing-cycles>5</meta:editing-cycles>
    <meta:generator>LibreOffice/5.1.6.2$Linux_X86_64 LibreOffice_project/10m0$Build-2</meta:generator>
    <meta:document-statistic meta:table-count="1" meta:cell-count="78" meta:object-count="0"/>
  </office:meta>
</office:document-meta>
</file>